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68.11771302811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115.06610709847pt" svg:x="46.13454862535pt" svg:y="481.50789074634pt" presentation:class="subtitle">
          <draw:text-box>
            <text:p text:style-name="P9"><text:span text:style-name="T3">Arthur Gonçalves do Carmo</text:span></text:p>
            <text:p text:style-name="P9"><text:span text:style-name="T3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7" xml:id="shape-20" draw:id="shape-20" draw:layer="layout" svg:width="698.45790291200pt" svg:height="83.33872705200pt" svg:x="48.28891438847pt" svg:y="48.28428393955pt" presentation:class="title" presentation:placeholder="true" draw:text-style-name="P11">
          <draw:text-box/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7" xml:id="shape-21" draw:id="shape-21" draw:layer="layout" svg:width="698.45790291200pt" svg:height="380.97703795200pt" svg:x="47.62212974400pt" svg:y="142.86638923200pt" presentation:class="outline" presentation:placeholder="true" draw:text-style-name="P12">
          <draw:text-box/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2" draw:id="shape-2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3" draw:id="shape-23" draw:layer="" svg:width="420.88891811840pt" svg:height="315.66668858880pt" svg:x="87.16550000000pt" svg:y="63.97810000000pt" presentation:class="page" draw:page-number="2"/>
          <draw:frame draw:style-name="gr7" xml:id="shape-24" draw:id="shape-24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2</meta:editing-cycles>
    <dc:date>2018-06-18T19:59:18</dc:date>
    <meta:creation-date>2010-09-14T19:07:31</meta:creation-date>
    <dc:creator>Arthur</dc:creator>
  </office:meta>
</office:document-meta>
</file>